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2.95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none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order-bottom="none" fo:background-color="#add58a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0.06pt solid #000000" fo:wrap-option="wrap" fo:border-left="0.06pt solid #000000" fo:border-right="0.06pt solid #000000" fo:border-top="none"/>
      <style:text-properties style:use-window-font-color="true"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none" fo:border-left="none" fo:border-right="none" fo:border-top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8" style:family="table-cell" style:parent-style-name="Default">
      <style:table-cell-properties fo:border-bottom="none" fo:background-color="#add58a" fo:border-left="0.06pt solid #000000" fo:border-right="0.06pt solid #000000" fo:border-top="none"/>
    </style:style>
    <style:style style:name="ce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0" style:family="table-cell" style:parent-style-name="Default">
      <style:table-cell-properties fo:border-bottom="none" fo:border-left="none" fo:border-right="0.06pt solid #000000" fo:border-top="0.06pt solid #000000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CR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3"/>
        <table:table-column table:style-name="co2" table:default-cell-style-name="ce2"/>
        <table:table-column table:style-name="co3" table:default-cell-style-name="ce2"/>
        <table:table-row table:style-name="ro1">
          <table:table-cell table:style-name="ce1" office:value-type="string" calcext:value-type="string" table:number-columns-spanned="3" table:number-rows-spanned="1">
            <text:p>Count_primes</text:p>
          </table:table-cell>
          <table:covered-table-cell table:style-name="ce6"/>
          <table:covered-table-cell table:style-name="ce10"/>
        </table:table-row>
        <table:table-row table:style-name="ro1">
          <table:table-cell table:style-name="ce1" office:value-type="string" calcext:value-type="string">
            <text:p>Caso</text:p>
          </table:table-cell>
          <table:table-cell table:style-name="ce7" office:value-type="string" calcext:value-type="string">
            <text:p>Tiempo</text:p>
          </table:table-cell>
          <table:table-cell table:style-name="ce7" office:value-type="string" calcext:value-type="string">
            <text:p>Speedup</text:p>
          </table:table-cell>
        </table:table-row>
        <table:table-row table:style-name="ro1">
          <table:table-cell table:style-name="ce2" office:value-type="string" calcext:value-type="string">
            <text:p>Serial</text:p>
          </table:table-cell>
          <table:table-cell office:value-type="float" office:value="35.928879736" calcext:value-type="float">
            <text:p>35,928879736</text:p>
          </table:table-cell>
          <table:table-cell/>
        </table:table-row>
        <table:table-row table:style-name="ro1">
          <table:table-cell table:style-name="ce2" office:value-type="string" calcext:value-type="string">
            <text:p>Block</text:p>
          </table:table-cell>
          <table:table-cell office:value-type="float" office:value="23.099884148" calcext:value-type="float">
            <text:p>23,099884148</text:p>
          </table:table-cell>
          <table:table-cell table:formula="of:=[.B3]/[.B4]" office:value-type="float" office:value="1.55537055968788" calcext:value-type="float">
            <text:p>1,55537055968788</text:p>
          </table:table-cell>
        </table:table-row>
        <table:table-row table:style-name="ro1">
          <table:table-cell office:value-type="string" calcext:value-type="string">
            <text:p>static</text:p>
          </table:table-cell>
          <table:table-cell office:value-type="float" office:value="22.626772049" calcext:value-type="float">
            <text:p>22,626772049</text:p>
          </table:table-cell>
          <table:table-cell table:formula="of:=[.B3]/[.B5]" office:value-type="float" office:value="1.58789241603678" calcext:value-type="float">
            <text:p>1,58789241603678</text:p>
          </table:table-cell>
        </table:table-row>
        <table:table-row table:style-name="ro1">
          <table:table-cell office:value-type="string" calcext:value-type="string">
            <text:p>static,1</text:p>
          </table:table-cell>
          <table:table-cell office:value-type="float" office:value="36.11262544" calcext:value-type="float">
            <text:p>36,11262544</text:p>
          </table:table-cell>
          <table:table-cell table:formula="of:=[.B3]/[.B6]" office:value-type="float" office:value="0.994911870799721" calcext:value-type="float">
            <text:p>0,994911870799721</text:p>
          </table:table-cell>
        </table:table-row>
        <table:table-row table:style-name="ro1">
          <table:table-cell office:value-type="string" calcext:value-type="string">
            <text:p>static,2</text:p>
          </table:table-cell>
          <table:table-cell office:value-type="float" office:value="18.541160912" calcext:value-type="float">
            <text:p>18,541160912</text:p>
          </table:table-cell>
          <table:table-cell table:formula="of:=[.B3]/[.B7]" office:value-type="float" office:value="1.93779019051318" calcext:value-type="float">
            <text:p>1,93779019051318</text:p>
          </table:table-cell>
        </table:table-row>
        <table:table-row table:style-name="ro1">
          <table:table-cell office:value-type="string" calcext:value-type="string">
            <text:p>Static,4</text:p>
          </table:table-cell>
          <table:table-cell office:value-type="float" office:value="18.242121615" calcext:value-type="float">
            <text:p>18,242121615</text:p>
          </table:table-cell>
          <table:table-cell table:formula="of:=[.B3]/[.B8]" office:value-type="float" office:value="1.96955598116705" calcext:value-type="float">
            <text:p>1,96955598116705</text:p>
          </table:table-cell>
        </table:table-row>
        <table:table-row table:style-name="ro1">
          <table:table-cell office:value-type="string" calcext:value-type="string">
            <text:p>Static,12500000</text:p>
          </table:table-cell>
          <table:table-cell office:value-type="float" office:value="22.901963379" calcext:value-type="float">
            <text:p>22,901963379</text:p>
          </table:table-cell>
          <table:table-cell table:formula="of:=[.B3]/[.B9]" office:value-type="float" office:value="1.56881220799371" calcext:value-type="float">
            <text:p>1,56881220799371</text:p>
          </table:table-cell>
        </table:table-row>
        <table:table-row table:style-name="ro1">
          <table:table-cell office:value-type="string" calcext:value-type="string">
            <text:p>dynamic</text:p>
          </table:table-cell>
          <table:table-cell office:value-type="float" office:value="18.436185756" calcext:value-type="float">
            <text:p>18,436185756</text:p>
          </table:table-cell>
          <table:table-cell table:formula="of:=[.B3]/[.B10]" office:value-type="float" office:value="1.94882391680758" calcext:value-type="float">
            <text:p>1,94882391680758</text:p>
          </table:table-cell>
        </table:table-row>
        <table:table-row table:style-name="ro1">
          <table:table-cell office:value-type="string" calcext:value-type="string">
            <text:p>dynamic,1</text:p>
          </table:table-cell>
          <table:table-cell office:value-type="float" office:value="18.260935201" calcext:value-type="float">
            <text:p>18,260935201</text:p>
          </table:table-cell>
          <table:table-cell table:formula="of:=[.B3]/[.B11]" office:value-type="float" office:value="1.96752681834348" calcext:value-type="float">
            <text:p>1,96752681834348</text:p>
          </table:table-cell>
        </table:table-row>
        <table:table-row table:style-name="ro1">
          <table:table-cell office:value-type="string" calcext:value-type="string">
            <text:p>Dynamic,2</text:p>
          </table:table-cell>
          <table:table-cell office:value-type="float" office:value="18.197880832" calcext:value-type="float">
            <text:p>18,197880832</text:p>
          </table:table-cell>
          <table:table-cell table:formula="of:=[.B9]/[.B12]" office:value-type="float" office:value="1.25849617273722" calcext:value-type="float">
            <text:p>1,25849617273722</text:p>
          </table:table-cell>
        </table:table-row>
        <table:table-row table:style-name="ro1">
          <table:table-cell office:value-type="string" calcext:value-type="string">
            <text:p>Dynamic,4</text:p>
          </table:table-cell>
          <table:table-cell office:value-type="float" office:value="18.310444016" calcext:value-type="float">
            <text:p>18,310444016</text:p>
          </table:table-cell>
          <table:table-cell table:formula="of:=[.B3]/[.B13]" office:value-type="float" office:value="1.96220690795945" calcext:value-type="float">
            <text:p>1,96220690795945</text:p>
          </table:table-cell>
        </table:table-row>
        <table:table-row table:style-name="ro1">
          <table:table-cell office:value-type="string" calcext:value-type="string">
            <text:p>Dynamic,12500000</text:p>
          </table:table-cell>
          <table:table-cell office:value-type="float" office:value="22.768046206" calcext:value-type="float">
            <text:p>22,768046206</text:p>
          </table:table-cell>
          <table:table-cell table:formula="of:=[.B3]/[.B14]" office:value-type="float" office:value="1.57803965307009" calcext:value-type="float">
            <text:p>1,57803965307009</text:p>
          </table:table-cell>
        </table:table-row>
        <table:table-row table:style-name="ro1">
          <table:table-cell office:value-type="string" calcext:value-type="string">
            <text:p>guided</text:p>
          </table:table-cell>
          <table:table-cell office:value-type="float" office:value="18.22477435" calcext:value-type="float">
            <text:p>18,22477435</text:p>
          </table:table-cell>
          <table:table-cell table:formula="of:=[.B3]/[.B15]" office:value-type="float" office:value="1.97143070449045" calcext:value-type="float">
            <text:p>1,97143070449045</text:p>
          </table:table-cell>
        </table:table-row>
        <table:table-row table:style-name="ro1">
          <table:table-cell office:value-type="string" calcext:value-type="string">
            <text:p>guided,1</text:p>
          </table:table-cell>
          <table:table-cell office:value-type="float" office:value="18.218293115" calcext:value-type="float">
            <text:p>18,218293115</text:p>
          </table:table-cell>
          <table:table-cell table:formula="of:=[.B3]/[.B16]" office:value-type="float" office:value="1.97213204932014" calcext:value-type="float">
            <text:p>1,97213204932014</text:p>
          </table:table-cell>
        </table:table-row>
        <table:table-row table:style-name="ro1">
          <table:table-cell table:style-name="ce4" office:value-type="string" calcext:value-type="string">
            <office:annotation draw:style-name="gr1" draw:text-style-name="P2" svg:width="28.99mm" svg:height="108.66mm" svg:x="38.94mm" svg:y="57.24mm" draw:caption-point-x="-6.1mm" draw:caption-point-y="15.1mm">
              <dc:date>2018-12-01T00:00:00</dc:date>
              <text:p text:style-name="P1">En general, las planificaciones que utilizan la cantidad de threads o el doble consiguen los mejores speedup, teniendo “guided,2” el mejor tiempo. Esto podría deberse a la naturaleza del trabajo que se realiza, pues pareciera que ninguna planificación se adapta mejor que las demás al problema. Y sin embargo, los grandes bloques de trabajo suelen empeorar el rendimiento.</text:p>
            </office:annotation>
            <text:p>Guided,2</text:p>
          </table:table-cell>
          <table:table-cell table:style-name="ce8" office:value-type="float" office:value="18.16222001" calcext:value-type="float">
            <text:p>18,16222001</text:p>
          </table:table-cell>
          <table:table-cell table:style-name="ce8" table:formula="of:=[.B3]/[.B17]" office:value-type="float" office:value="1.97822070849366" calcext:value-type="float">
            <text:p>1,97822070849366</text:p>
          </table:table-cell>
        </table:table-row>
        <table:table-row table:style-name="ro1">
          <table:table-cell office:value-type="string" calcext:value-type="string">
            <text:p>Guided,4</text:p>
          </table:table-cell>
          <table:table-cell office:value-type="float" office:value="18.171698226" calcext:value-type="float">
            <text:p>18,171698226</text:p>
          </table:table-cell>
          <table:table-cell table:formula="of:=[.B3]/[.B18]" office:value-type="float" office:value="1.97718888400827" calcext:value-type="float">
            <text:p>1,97718888400827</text:p>
          </table:table-cell>
        </table:table-row>
        <table:table-row table:style-name="ro1">
          <table:table-cell table:style-name="ce5" office:value-type="string" calcext:value-type="string">
            <text:p>Guided,12500000</text:p>
          </table:table-cell>
          <table:table-cell table:style-name="ce9" office:value-type="float" office:value="22.53920721" calcext:value-type="float">
            <text:p>22,53920721</text:p>
          </table:table-cell>
          <table:table-cell table:formula="of:=[.B3]/[.B19]" office:value-type="float" office:value="1.59406137941087" calcext:value-type="float">
            <text:p>1,594061379410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2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1T21:44:03.478743537</meta:creation-date>
    <dc:date>2018-12-01T22:53:40.339928868</dc:date>
    <meta:editing-duration>PT8M33S</meta:editing-duration>
    <meta:editing-cycles>1</meta:editing-cycles>
    <meta:document-statistic meta:table-count="1" meta:cell-count="54" meta:object-count="0"/>
    <meta:generator>LibreOffice/6.0.6.2$Linux_X86_64 LibreOffice_project/00m0$Build-2</meta:generator>
  </office:meta>
</office:document-meta>
</file>